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ook Antiqua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Book Antiqua" fo:font-size="18pt" fo:font-style="itali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margin-top="0cm" fo:margin-bottom="0.199cm" fo:text-align="center" style:justify-single-word="false"/>
      <style:text-properties style:font-name="Book Antiqua" fo:font-size="18pt" fo:font-style="italic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margin-left="0cm" fo:margin-right="1cm" fo:margin-top="0cm" fo:margin-bottom="0.199cm" fo:text-align="end" style:justify-single-word="false" fo:text-indent="0cm" style:auto-text-indent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quality of the will to power is, precisely, growth.</text:p>
      <text:p text:style-name="P4">- <text:span text:style-name="T1">Ursula K. Le Guin, </text:span>The Lathe of Heav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5T19:16:26.85</meta:creation-date>
    <meta:generator>OpenOffice/4.1.15$Win32 OpenOffice.org_project/4115m2$Build-9813</meta:generator>
    <meta:printed-by>Paul Paroczai</meta:printed-by>
    <meta:print-date>2025-06-25T19:35:56.25</meta:print-date>
    <dc:date>2025-08-09T12:59:48.12</dc:date>
    <dc:creator>Paul Paroczai</dc:creator>
    <meta:editing-duration>PT25M37S</meta:editing-duration>
    <meta:editing-cycles>3</meta:editing-cycles>
    <meta:document-statistic meta:table-count="0" meta:image-count="0" meta:object-count="0" meta:page-count="1" meta:paragraph-count="2" meta:word-count="19" meta:character-count="95"/>
  </office:meta>
</office:document-meta>
</file>